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courier" svg:font-family="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28df" officeooo:paragraph-rsid="000c28df"/>
    </style:style>
    <style:style style:name="P2" style:family="paragraph" style:parent-style-name="Standard">
      <style:text-properties officeooo:rsid="00168f5a" officeooo:paragraph-rsid="00168f5a"/>
    </style:style>
    <style:style style:name="P3" style:family="paragraph" style:parent-style-name="Standard">
      <style:text-properties officeooo:rsid="00176943" officeooo:paragraph-rsid="00176943"/>
    </style:style>
    <style:style style:name="P4" style:family="paragraph" style:parent-style-name="Standard" style:list-style-name="L1">
      <style:text-properties officeooo:paragraph-rsid="000c83ab"/>
    </style:style>
    <style:style style:name="P5" style:family="paragraph" style:parent-style-name="Standard" style:list-style-name="L1">
      <style:text-properties officeooo:paragraph-rsid="000f873b"/>
    </style:style>
    <style:style style:name="P6" style:family="paragraph" style:parent-style-name="Standard" style:list-style-name="L1">
      <style:text-properties officeooo:paragraph-rsid="0010287d"/>
    </style:style>
    <style:style style:name="P7" style:family="paragraph" style:parent-style-name="Standard" style:list-style-name="L1">
      <style:text-properties officeooo:paragraph-rsid="001076f1"/>
    </style:style>
    <style:style style:name="P8" style:family="paragraph" style:parent-style-name="Standard" style:list-style-name="L1">
      <style:text-properties officeooo:paragraph-rsid="001337e8"/>
    </style:style>
    <style:style style:name="P9" style:family="paragraph" style:parent-style-name="Standard" style:list-style-name="L1">
      <style:text-properties officeooo:rsid="000c83ab" officeooo:paragraph-rsid="000c83ab"/>
    </style:style>
    <style:style style:name="P10" style:family="paragraph" style:parent-style-name="Standard" style:list-style-name="L1">
      <style:text-properties officeooo:rsid="000f873b" officeooo:paragraph-rsid="000f873b"/>
    </style:style>
    <style:style style:name="P11" style:family="paragraph" style:parent-style-name="Standard" style:list-style-name="L1">
      <style:text-properties officeooo:rsid="0011a3db" officeooo:paragraph-rsid="0011a3db"/>
    </style:style>
    <style:style style:name="P12" style:family="paragraph" style:parent-style-name="Standard" style:list-style-name="L1">
      <style:text-properties officeooo:rsid="001337e8" officeooo:paragraph-rsid="001337e8"/>
    </style:style>
    <style:style style:name="P13" style:family="paragraph" style:parent-style-name="Standard" style:list-style-name="L1">
      <style:text-properties officeooo:rsid="0014c8ad" officeooo:paragraph-rsid="0014c8ad"/>
    </style:style>
    <style:style style:name="P14" style:family="paragraph" style:parent-style-name="Standard" style:list-style-name="L1">
      <style:text-properties officeooo:rsid="00168f5a" officeooo:paragraph-rsid="00168f5a"/>
    </style:style>
    <style:style style:name="P15" style:family="paragraph" style:parent-style-name="Standard">
      <style:text-properties officeooo:rsid="00168f5a" officeooo:paragraph-rsid="00168f5a"/>
    </style:style>
    <style:style style:name="P16" style:family="paragraph" style:parent-style-name="Standard">
      <style:text-properties officeooo:rsid="00176943" officeooo:paragraph-rsid="00176943"/>
    </style:style>
    <style:style style:name="P17" style:family="paragraph" style:parent-style-name="Standard">
      <style:text-properties officeooo:rsid="00176943" officeooo:paragraph-rsid="001906d3"/>
    </style:style>
    <style:style style:name="P18" style:family="paragraph" style:parent-style-name="Preformatted_20_Text">
      <style:text-properties officeooo:rsid="00176943" officeooo:paragraph-rsid="00176943"/>
    </style:style>
    <style:style style:name="T1" style:family="text">
      <style:text-properties officeooo:rsid="000c83ab"/>
    </style:style>
    <style:style style:name="T2" style:family="text">
      <style:text-properties officeooo:rsid="000f873b"/>
    </style:style>
    <style:style style:name="T3" style:family="text">
      <style:text-properties fo:font-variant="normal" fo:text-transform="none" fo:color="#404040" style:font-name="Consolas" fo:font-size="9pt" fo:letter-spacing="normal" fo:font-style="normal" fo:font-weight="normal"/>
    </style:style>
    <style:style style:name="T4" style:family="text">
      <style:text-properties fo:font-variant="normal" fo:text-transform="none" fo:color="#333333" style:font-name="courier" fo:font-size="9.75pt" fo:letter-spacing="normal" fo:font-style="normal" fo:font-weight="normal"/>
    </style:style>
    <style:style style:name="T5" style:family="text">
      <style:text-properties fo:font-variant="normal" fo:text-transform="none" fo:color="#333333" style:font-name="SFMono-Regular" fo:font-size="9.75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officeooo:rsid="0010287d"/>
    </style:style>
    <style:style style:name="T7" style:family="text">
      <style:text-properties officeooo:rsid="001076f1"/>
    </style:style>
    <style:style style:name="T8" style:family="text">
      <style:text-properties officeooo:rsid="001337e8"/>
    </style:style>
    <style:style style:name="T9" style:family="text">
      <style:text-properties officeooo:rsid="001863c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 Ubuntu software</text:p>
      <text:p text:style-name="P1"/>
      <text:list xml:id="list1586522126" text:style-name="L1">
        <text:list-item>
          <text:p text:style-name="P9">Install Chrome</text:p>
        </text:list-item>
        <text:list-item>
          <text:p text:style-name="P9">Install curl: sudo apt install curl</text:p>
        </text:list-item>
        <text:list-item>
          <text:p text:style-name="P4"><text:span text:style-name="T1">Install ROS Melodic, zie: </text:span><text:a xlink:type="simple" xlink:href="http://wiki.ros.org/Installation/Ubuntu" text:style-name="Internet_20_link" text:visited-style-name="Visited_20_Internet_20_Link">http://wiki.ros.org/Installation/Ubuntu</text:a></text:p>
        </text:list-item>
        <text:list-item>
          <text:p text:style-name="P10">Install Git: sudo apt install git</text:p>
        </text:list-item>
        <text:list-item>
          <text:p text:style-name="P5"><text:span text:style-name="T2">Install catkin tools for Python: </text:span><text:span text:style-name="T3">sudo apt-get install python-catkin-tools</text:span></text:p>
        </text:list-item>
        <text:list-item>
          <text:p text:style-name="P5"><text:span text:style-name="T2">Install SmartGit, zie: </text:span><text:a xlink:type="simple" xlink:href="https://www.syntevo.com/smartgit/download/" text:style-name="Internet_20_link" text:visited-style-name="Visited_20_Internet_20_Link">https://www.syntevo.com/smartgit/download/</text:a></text:p>
        </text:list-item>
        <text:list-item>
          <text:p text:style-name="P6"><text:span text:style-name="T6">Install UR Rosdriver, zie : </text:span><text:a xlink:type="simple" xlink:href="https://github.com/UniversalRobots/Universal_Robots_ROS_Driver" text:style-name="Internet_20_link" text:visited-style-name="Visited_20_Internet_20_Link">https://github.com/UniversalRobots/Universal_Robots_ROS_Driver</text:a></text:p>
        </text:list-item>
        <text:list-item>
          <text:p text:style-name="P6"><text:span text:style-name="T6">Install ROS Controllers: </text:span><text:span text:style-name="T4">sudo apt-get install ros-melodic-ros-control ros-melodic-ros-controllers</text:span></text:p>
        </text:list-item>
        <text:list-item>
          <text:p text:style-name="P6"><text:span text:style-name="T6">Install moveit </text:span><text:span text:style-name="Source_20_Text"><text:span text:style-name="T5">sudo apt-get install ros-melodic-moveit</text:span></text:span></text:p>
        </text:list-item>
        <text:list-item>
          <text:p text:style-name="P7"><text:span text:style-name="T7">Install Flexbe, zie: </text:span><text:a xlink:type="simple" xlink:href="http://philserver.bplaced.net/fbe/download.php" text:style-name="Internet_20_link" text:visited-style-name="Visited_20_Internet_20_Link">http://philserver.bplaced.net/fbe/download.php</text:a></text:p>
        </text:list-item>
        <text:list-item>
          <text:p text:style-name="P7"><text:span text:style-name="T7">Install realsense, zie : </text:span><text:a xlink:type="simple" xlink:href="https://github.com/IntelRealSense/realsense-ros" text:style-name="Internet_20_link" text:visited-style-name="Visited_20_Internet_20_Link">https://github.com/IntelRealSense/realsense-ros</text:a></text:p>
        </text:list-item>
        <text:list-item>
          <text:p text:style-name="P11">Install ddynamic_reconfigure: sudo apt-get install ros-melodic-ddynamic-reconfigure</text:p>
        </text:list-item>
        <text:list-item>
          <text:p text:style-name="P12">Install Atom:</text:p>
        </text:list-item>
        <text:list-item>
          <text:p text:style-name="P8"><text:span text:style-name="T8">Install Atom-ROS, zie: </text:span><text:a xlink:type="simple" xlink:href="https://atom.io/packages/atom-ros" text:style-name="Internet_20_link" text:visited-style-name="Visited_20_Internet_20_Link">https://atom.io/packages/atom-ros</text:a></text:p>
        </text:list-item>
        <text:list-item>
          <text:p text:style-name="P13">Install joint_state_publisher_gui: sudo apt-get install -y joint-state-publisher &amp; sudo apt install ros-melodic-joint-state-publisher-gui</text:p>
        </text:list-item>
        <text:list-item>
          <text:p text:style-name="P14">Install moveit_python, zie: <text:a xlink:type="simple" xlink:href="https://github.com/mikeferguson/moveit_python.git" text:style-name="Internet_20_link" text:visited-style-name="Visited_20_Internet_20_Link">https://github.com/mikeferguson/moveit_python.git</text:a></text:p>
        </text:list-item>
      </text:list>
      <text:p text:style-name="P2"/>
      <text:p text:style-name="P2"/>
      <text:p text:style-name="P2"/>
      <text:p text:style-name="P2"/>
      <text:p text:style-name="P3">Optioneel?</text:p>
      <text:p text:style-name="P3">sudo apt-get install ros-<text:span text:style-name="T9">melodic</text:span>-rgbd-launch.</text:p>
      <text:p text:style-name="P3"/>
      <text:p text:style-name="P17">git clone https://github.com/ros-industrial/robotiq.git robotiq</text:p>
      <text:p text:style-name="P17">sudo apt-get install ros-melodic-soem</text:p>
      <text:p text:style-name="P17">rosdep install robotiq_modbus_tcp</text:p>
      <text:p text:style-name="P18">git clone https://github.com/ros-industrial/ros_canopen.git canopen</text:p>
      <text:p text:style-name="P3">sudo apt-get install -y libmuparser-de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courier" svg:font-family="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0:39:01.408900238</meta:creation-date>
    <dc:date>2020-06-10T21:15:26.371542233</dc:date>
    <meta:editing-duration>PT1H22M42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133" meta:character-count="1387" meta:non-whitespace-character-count="1294"/>
  </office:meta>
</office:document-meta>
</file>